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master-page-name="Standard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keep-together="auto" fo:orphans="0" fo:widows="0" fo:text-indent="-0.631cm" style:auto-text-indent="false" style:page-number="1" fo:break-before="auto" fo:break-after="auto" fo:background-color="transparent" fo:padding="0cm" fo:border="none" style:shadow="none" fo:keep-with-next="auto"/>
      <style:text-properties fo:font-size="22pt" officeooo:paragraph-rsid="000c44ca" style:font-size-asian="22pt" style:font-size-complex="22pt"/>
    </style:style>
    <style:style style:name="P2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start" style:justify-single-word="false" fo:keep-together="auto" fo:orphans="0" fo:widows="0" fo:text-indent="-0.631cm" style:auto-text-indent="false" fo:background-color="transparent" fo:padding="0cm" fo:border="none" style:shadow="none" fo:keep-with-next="auto"/>
      <style:text-properties fo:font-size="12pt" officeooo:paragraph-rsid="000c44ca" style:font-size-asian="12pt" style:font-size-complex="12pt"/>
    </style:style>
    <style:style style:name="P3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keep-together="auto" fo:orphans="0" fo:widows="0" fo:text-indent="-0.631cm" style:auto-text-indent="false" fo:break-before="auto" fo:break-after="auto" fo:background-color="transparent" fo:padding="0cm" fo:border="none" style:shadow="none" fo:keep-with-next="auto"/>
      <style:text-properties fo:font-size="12pt" officeooo:paragraph-rsid="000c44ca" style:font-size-asian="12pt" style:font-size-complex="12pt"/>
    </style:style>
    <style:style style:name="P4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orphans="0" fo:widows="0" fo:text-indent="-0.631cm" style:auto-text-indent="false" fo:background-color="transparent" fo:padding="0cm" fo:border="none" style:shadow="none"/>
      <style:text-properties officeooo:paragraph-rsid="000c44ca"/>
    </style:style>
    <style:style style:name="P5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orphans="0" fo:widows="0" fo:text-indent="-0.631cm" style:auto-text-indent="false" fo:background-color="transparent" fo:padding="0cm" fo:border="none" style:shadow="none"/>
      <style:text-properties fo:font-size="13pt" officeooo:paragraph-rsid="000c44ca" style:font-size-asian="13pt" style:font-size-complex="13pt"/>
    </style:style>
    <style:style style:name="P6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font-size="13pt" officeooo:paragraph-rsid="000c44ca" style:font-size-asian="13pt" style:font-size-complex="13pt"/>
    </style:style>
    <style:style style:name="P7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font-size="13pt" officeooo:rsid="000c44ca" officeooo:paragraph-rsid="000c44ca" style:font-size-asian="13pt" style:font-size-complex="13pt"/>
    </style:style>
    <style:style style:name="P8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font-size="13pt" officeooo:rsid="000c4ef4" officeooo:paragraph-rsid="000c4ef4" style:font-size-asian="13pt" style:font-size-complex="13pt"/>
    </style:style>
    <style:style style:name="P9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orphans="0" fo:widows="0" fo:text-indent="-0.631cm" style:auto-text-indent="false" fo:background-color="transparent" fo:padding="0cm" fo:border="none" style:shadow="none"/>
      <style:text-properties fo:font-size="13pt" fo:font-weight="bold" officeooo:paragraph-rsid="000c44ca" style:font-size-asian="13pt" style:font-weight-asian="bold" style:font-size-complex="13pt" style:font-weight-complex="bold"/>
    </style:style>
    <style:style style:name="P10" style:family="paragraph" style:parent-style-name="normal">
      <loext:graphic-properties draw:fill="none" draw:fill-color="#ffffff"/>
      <style:paragraph-properties fo:margin-left="1.238cm" fo:margin-right="0cm" fo:margin-top="0.282cm" fo:margin-bottom="0cm" style:contextual-spacing="false" fo:line-height="103%" fo:text-align="center" style:justify-single-word="false" fo:keep-together="auto" fo:orphans="0" fo:widows="0" fo:text-indent="-0.631cm" style:auto-text-indent="false" fo:break-before="auto" fo:break-after="auto" fo:background-color="transparent" fo:padding="0cm" fo:border="none" style:shadow="none" fo:keep-with-next="auto"/>
      <style:text-properties fo:color="#c9211e" loext:opacity="100%" fo:font-size="20pt" officeooo:paragraph-rsid="000c44ca" style:font-size-asian="20pt" style:font-size-complex="20pt"/>
    </style:style>
    <style:style style:name="P11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4e102d" loext:opacity="100%" fo:font-size="13pt" fo:font-weight="bold" officeooo:rsid="000c44ca" officeooo:paragraph-rsid="000c44ca" style:font-size-asian="13pt" style:font-weight-asian="bold" style:font-size-complex="13pt" style:font-weight-complex="bold"/>
    </style:style>
    <style:style style:name="P12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4e102d" loext:opacity="100%" fo:font-size="13pt" fo:font-weight="bold" officeooo:rsid="000c44ca" officeooo:paragraph-rsid="000c4ef4" style:font-size-asian="13pt" style:font-weight-asian="bold" style:font-size-complex="13pt" style:font-weight-complex="bold"/>
    </style:style>
    <style:style style:name="P13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4e102d" loext:opacity="100%" fo:font-size="13pt" fo:font-weight="bold" officeooo:rsid="000c4ef4" officeooo:paragraph-rsid="000c4ef4" style:font-size-asian="13pt" style:font-weight-asian="bold" style:font-size-complex="13pt" style:font-weight-complex="bold"/>
    </style:style>
    <style:style style:name="P14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4e102d" loext:opacity="100%" fo:font-size="13pt" fo:font-weight="bold" officeooo:rsid="000c4ef4" officeooo:paragraph-rsid="000d6aa4" style:font-size-asian="13pt" style:font-weight-asian="bold" style:font-size-complex="13pt" style:font-weight-complex="bold"/>
    </style:style>
    <style:style style:name="P15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481d32" loext:opacity="100%" fo:font-size="13pt" fo:font-weight="bold" officeooo:rsid="000c4ef4" officeooo:paragraph-rsid="000c4ef4" style:font-size-asian="13pt" style:font-weight-asian="bold" style:font-size-complex="13pt" style:font-weight-complex="bold"/>
    </style:style>
    <style:style style:name="P16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28471f" loext:opacity="100%" fo:font-size="13pt" fo:font-weight="bold" officeooo:rsid="000c44ca" officeooo:paragraph-rsid="000c44ca" style:font-size-asian="13pt" style:font-weight-asian="bold" style:font-size-complex="13pt" style:font-weight-complex="bold"/>
    </style:style>
    <style:style style:name="P17" style:family="paragraph" style:parent-style-name="normal">
      <loext:graphic-properties draw:fill="none" draw:fill-color="#ffffff"/>
      <style:paragraph-properties fo:margin-top="0.282cm" fo:margin-bottom="0cm" style:contextual-spacing="false" fo:line-height="103%" fo:text-align="start" style:justify-single-word="false" fo:orphans="0" fo:widows="0" fo:background-color="transparent" fo:padding="0cm" fo:border="none" style:shadow="none"/>
      <style:text-properties fo:color="#28471f" loext:opacity="100%" fo:font-size="13pt" fo:font-weight="bold" officeooo:rsid="000c4ef4" officeooo:paragraph-rsid="000c4ef4" style:font-size-asian="13pt" style:font-weight-asian="bold" style:font-size-complex="13pt" style:font-weight-complex="bold"/>
    </style:style>
    <style:style style:name="P18" style:family="paragraph">
      <style:paragraph-properties fo:text-align="center" style:justify-single-word="false"/>
      <style:text-properties fo:color="#28471f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d6aa4" style:font-size-asian="12pt" style:font-size-complex="12pt"/>
    </style:style>
    <style:style style:name="T3" style:family="text">
      <style:text-properties officeooo:rsid="000c4ef4"/>
    </style:style>
    <style:style style:name="T4" style:family="text">
      <style:text-properties officeooo:rsid="000d6aa4"/>
    </style:style>
    <style:style style:name="T5" style:family="text">
      <style:text-properties fo:color="#780373" loext:opacity="100%" officeooo:rsid="000d6aa4"/>
    </style:style>
    <style:style style:name="T6" style:family="text">
      <style:text-properties fo:color="#6b5e9b" loext:opacity="100%" officeooo:rsid="000d6aa4"/>
    </style:style>
    <style:style style:name="T7" style:family="text">
      <style:text-properties fo:color="#28471f" loext:opacity="100%" fo:font-weight="bold" officeooo:rsid="000c44ca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77cm" fo:text-indent="-0.635cm" fo:margin-left="1.87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12cm" fo:text-indent="-0.635cm" fo:margin-left="2.512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47cm" fo:text-indent="-0.635cm" fo:margin-left="3.147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82cm" fo:text-indent="-0.635cm" fo:margin-left="3.78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17cm" fo:text-indent="-0.635cm" fo:margin-left="4.417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52cm" fo:text-indent="-0.635cm" fo:margin-left="5.052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87cm" fo:text-indent="-0.635cm" fo:margin-left="5.687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22cm" fo:text-indent="-0.635cm" fo:margin-left="6.322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57cm" fo:text-indent="-0.635cm" fo:margin-left="6.957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592cm" fo:text-indent="-0.635cm" fo:margin-left="7.59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Grupo 1 Projeto Integrador Rede Social</text:p>
      <text:p text:style-name="P10"><text:span text:style-name="T4">VOZ ATIVA</text:span> </text:p>
      <text:p text:style-name="P3"/>
      <text:p text:style-name="normal">Paulo Brisola, <text:s/>Pablo Cotrim, <text:s/>Ágatha Camargo,</text:p>
      <text:p text:style-name="normal"><text:s/>Suelen Bento, <text:s/>Izabela Almeida, Jéter Simão</text:p>
      <text:p text:style-name="P9"/>
      <text:p text:style-name="P5"/>
      <text:p text:style-name="P6"><text:span text:style-name="T7">TABELA – tb_tema</text:span></text:p>
      <text:p text:style-name="P11"/>
      <text:p text:style-name="P11">id BIGINT <text:s/>- <text:s/><text:span text:style-name="T3">Chave primaria de auto incremento.</text:span></text:p>
      <text:p text:style-name="P12"><text:span text:style-name="T3">d</text:span>escricao VARCHAR(1000) <text:s/>- <text:span text:style-name="T3">Campo de para descrever o tema</text:span></text:p>
      <text:p text:style-name="P11"><text:span text:style-name="T3">t</text:span>ipo VARCHAR(2000) - <text:s/><text:span text:style-name="T3">Subtitulo do tema</text:span></text:p>
      <text:p text:style-name="P11">data DATE – <text:span text:style-name="T3">Data da publicação</text:span></text:p>
      <text:p text:style-name="P11"/>
      <text:p text:style-name="P16">TABELA -tb_postagem</text:p>
      <text:p text:style-name="P16"/>
      <text:p text:style-name="P12">id BIGINT -<text:span text:style-name="T3">Chave primaria de auto incremento.</text:span></text:p>
      <text:p text:style-name="P11">Titulo VARCHAR(50) <text:s/>- <text:span text:style-name="T4">Campo para descrever o titulo</text:span></text:p>
      <text:p text:style-name="P11"><text:span text:style-name="T3">t</text:span>exto <text:s/>VARCHAR(5000) <text:s/>- <text:span text:style-name="T4">Campo para descrever o texto</text:span></text:p>
      <text:p text:style-name="P11"><text:span text:style-name="T3">I</text:span>magem VARCHAR(255) - <text:span text:style-name="T4">Campo de anexo</text:span></text:p>
      <text:p text:style-name="P11"><text:span text:style-name="T3">t</text:span>ag VARCHAR(255) – <text:span text:style-name="T4">Campos para engajamento</text:span></text:p>
      <text:p text:style-name="P11">tb_usuario_id BIGINT – <text:span text:style-name="T4">Chave estrangeira da Tabela tb_usuario</text:span></text:p>
      <text:p text:style-name="P11">tb_tema_id BIGINT – <text:span text:style-name="T4">Chave estrangeira da Tabela tb_tema</text:span></text:p>
      <text:p text:style-name="P11"/>
      <text:p text:style-name="P17">TABELA tb_usuario</text:p>
      <text:p text:style-name="P15"/>
      <text:p text:style-name="P14">id BIGINT - Chave primaria de auto incremento.</text:p>
      <text:p text:style-name="P13">nome completoVARCHAR(255) <text:span text:style-name="T4">Campo para informações pessoais</text:span></text:p>
      <text:p text:style-name="P13">Email VARCHAR(255) – <text:span text:style-name="T4">Campo para endereço eletrônico</text:span></text:p>
      <text:p text:style-name="P13">senha VARCHAR(255) – <text:span text:style-name="T4">Campo para senha pessoal</text:span></text:p>
      <text:p text:style-name="P8"><text:soft-page-break/></text:p>
      <text:p text:style-name="P7"/>
      <text:p text:style-name="P7"/>
      <text:p text:style-name="P4"><text:span text:style-name="T1"/></text:p>
      <text:p text:style-name="P4"><text:span text:style-name="T1"/></text:p>
      <text:p text:style-name="P4"><text:span text:style-name="T1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2T09:38:00.226000000</meta:creation-date>
    <dc:date>2022-02-22T10:17:13.681000000</dc:date>
    <meta:editing-duration>PT4M22S</meta:editing-duration>
    <meta:editing-cycles>1</meta:editing-cycles>
    <meta:document-statistic meta:table-count="0" meta:image-count="0" meta:object-count="0" meta:page-count="2" meta:paragraph-count="22" meta:word-count="128" meta:character-count="906" meta:non-whitespace-character-count="780"/>
    <meta:generator>1_File_Viewer/7.3.0.0.alpha0$Windows_X86_64 LibreOffice_project/e65f6e87b1eb97a4a639c37fbe49997d18fd994a</meta:generator>
  </office:meta>
</office:document-meta>
</file>